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office:value-type="string" calcext:value-type="string">
            <text:p>f</text:p>
          </table:table-cell>
        </table:table-row>
        <table:table-row table:style-name="ro2" table:number-rows-repeated="7">
          <table:table-cell table:number-columns-repeated="40"/>
        </table:table-row>
        <table:table-row table:style-name="ro2">
          <table:table-cell table:number-columns-repeated="29"/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2">
          <table:table-cell table:number-columns-repeated="29"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2">
          <table:table-cell table:number-columns-repeated="29"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2">
          <table:table-cell table:number-columns-repeated="29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2">
          <table:table-cell table:number-columns-repeated="29"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2">
          <table:table-cell table:number-columns-repeated="29"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2">
          <table:table-cell table:number-columns-repeated="29"/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2" table:number-rows-repeated="4">
          <table:table-cell table:number-columns-repeated="40"/>
        </table:table-row>
        <table:table-row table:style-name="ro2">
          <table:table-cell office:value-type="string" calcext:value-type="string">
            <text:p>Level 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5"/>
        </table:table-row>
        <table:table-row table:style-name="ro2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zhong</meta:initial-creator>
    <meta:creation-date>2016-04-23T16:20:41.501930087</meta:creation-date>
    <dc:date>2016-04-23T17:04:38.654133775</dc:date>
    <dc:creator>yu zhong</dc:creator>
    <meta:editing-duration>PT28M45S</meta:editing-duration>
    <meta:editing-cycles>3</meta:editing-cycles>
    <meta:generator>LibreOffice/4.2.8.2$Linux_X86_64 LibreOffice_project/420m0$Build-2</meta:generator>
    <meta:document-statistic meta:table-count="1" meta:cell-count="1633" meta:object-count="0"/>
  </office:meta>
</office:document-meta>
</file>